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id="id4" draw:layer="layout" svg:width="17cm" svg:height="6.5cm" svg:x="1.5cm" svg:y="4cm">
          <text:p text:style-name="P1">MainBroker</text:p>
          <text:p text:style-name="P1">955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5.5cm" svg:height="2.5cm" svg:x="4.5cm" svg:y="11.5cm">
          <text:p text:style-name="P1">Broker 1</text:p>
          <text:p text:style-name="P1">956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5.5cm" svg:height="2.5cm" svg:x="10.5cm" svg:y="11.5cm">
          <text:p text:style-name="P1">Broker 2</text:p>
          <text:p text:style-name="P1">956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5.5cm" svg:height="2.5cm" svg:x="1.5cm" svg:y="15.5cm">
          <text:p text:style-name="P1">Broker 12</text:p>
          <text:p text:style-name="P1">956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5.5cm" svg:height="2.5cm" svg:x="7.5cm" svg:y="15.5cm">
          <text:p text:style-name="P1">Broker</text:p>
          <text:p text:style-name="P1">956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5cm" svg:y1="15.5cm" svg:x2="7.25cm" svg:y2="14cm" draw:start-shape="id1" draw:start-glue-point="0" draw:end-shape="id2" draw:end-glue-point="2" svg:d="m4250 15500 3000-1500">
          <text:p/>
        </draw:connector>
        <draw:connector draw:style-name="gr2" draw:text-style-name="P1" draw:layer="layout" draw:type="line" svg:x1="10.25cm" svg:y1="15.5cm" svg:x2="7.25cm" svg:y2="14cm" draw:start-shape="id3" draw:start-glue-point="0" draw:end-shape="id2" draw:end-glue-point="2" svg:d="m10250 15500-3000-1500">
          <text:p/>
        </draw:connector>
        <draw:connector draw:style-name="gr2" draw:text-style-name="P1" draw:layer="layout" draw:type="line" svg:x1="7.25cm" svg:y1="11.5cm" svg:x2="10cm" svg:y2="10.5cm" draw:start-shape="id2" draw:start-glue-point="0" draw:end-shape="id4" draw:end-glue-point="2" svg:d="m7250 11500 2750-1000">
          <text:p/>
        </draw:connector>
        <draw:connector draw:style-name="gr2" draw:text-style-name="P1" draw:layer="layout" draw:type="line" svg:x1="13.25cm" svg:y1="11.5cm" svg:x2="10cm" svg:y2="10.5cm" draw:start-shape="id5" draw:start-glue-point="0" draw:end-shape="id4" draw:end-glue-point="2" svg:d="m13250 11500-3250-1000">
          <text:p/>
        </draw:connector>
        <draw:custom-shape draw:style-name="gr3" draw:text-style-name="P1" draw:layer="layout" svg:width="6cm" svg:height="2.5cm" svg:x="2cm" svg:y="4.5cm">
          <text:p text:style-name="P1">ALMotion</text:p>
          <text:list text:style-name="L1">
            <text:list-item>
              <text:p text:style-name="P2"><text:span text:style-name="T1"><text:s/></text:span><text:span text:style-name="T1">walkTo()</text:span></text:p>
            </text:list-item>
            <text:list-item>
              <text:p text:style-name="P2"><text:span text:style-name="T1"><text:s/></text:span><text:span text:style-name="T1">stopWalk(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2.5cm" svg:x="2cm" svg:y="7.5cm">
          <text:p text:style-name="P1">ALAudioDevice</text:p>
          <text:list text:style-name="L1">
            <text:list-item>
              <text:p text:style-name="P2"><text:span text:style-name="T1"><text:s/></text:span><text:span text:style-name="T1">getFrontMicEnergy()</text:span></text:p>
            </text:list-item>
            <text:list-item>
              <text:p text:style-name="P2"><text:span text:style-name="T1"><text:s/></text:span><text:span text:style-name="T1">playSine(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2.5cm" svg:x="12cm" svg:y="7.5cm">
          <text:p text:style-name="P1">ALSensors</text:p>
          <text:list text:style-name="L1">
            <text:list-item>
              <text:p text:style-name="P2"><text:span text:style-name="T1"><text:s/></text:span><text:span text:style-name="T1">subscribe()</text:span></text:p>
            </text:list-item>
            <text:list-item>
              <text:p text:style-name="P2"><text:span text:style-name="T1"><text:s/></text:span><text:span text:style-name="T1">unsubscribe(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2.5cm" svg:x="12cm" svg:y="4.5cm">
          <text:p text:style-name="P1">ALVideoDevice</text:p>
          <text:list text:style-name="L1">
            <text:list-item>
              <text:p text:style-name="P2"><text:span text:style-name="T1"><text:s/></text:span><text:span text:style-name="T1">nextImage()</text:span></text:p>
            </text:list-item>
            <text:list-item>
              <text:p text:style-name="P2"><text:span text:style-name="T1"><text:s/></text:span><text:span text:style-name="T1">previousImage(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nzalo Abella</meta:initial-creator>
    <meta:creation-date>2012-05-15T16:12:52</meta:creation-date>
    <dc:date>2012-06-07T09:02:27</dc:date>
    <dc:creator>Gonzalo Abella</dc:creator>
    <meta:editing-duration>PT00H19M00S</meta:editing-duration>
    <meta:editing-cycles>3</meta:editing-cycles>
    <meta:generator>OpenOffice.org/3.2$Linux OpenOffice.org_project/320m12$Build-9483</meta:generator>
    <meta:document-statistic meta:object-count="13"/>
  </office:meta>
</office:document-meta>
</file>